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list-style-name="LFO3" style:family="paragraph"/>
    <style:style style:name="P10" style:parent-style-name="Paragraphedeliste" style:list-style-name="LFO3" style:family="paragraph"/>
    <style:style style:name="P11" style:parent-style-name="Paragraphedeliste" style:list-style-name="LFO3" style:family="paragraph"/>
    <style:style style:name="P12" style:parent-style-name="Paragraphedeliste" style:list-style-name="LFO3" style:family="paragraph"/>
    <style:style style:name="P13" style:parent-style-name="Paragraphedeliste" style:list-style-name="LFO4" style:family="paragraph"/>
    <style:style style:name="P14" style:parent-style-name="Paragraphedeliste" style:list-style-name="LFO4" style:family="paragraph"/>
    <style:style style:name="P15" style:parent-style-name="Paragraphedeliste" style:list-style-name="LFO4" style:family="paragraph"/>
    <style:style style:name="P16" style:parent-style-name="Paragraphedeliste" style:list-style-name="LFO4" style:family="paragraph"/>
    <style:style style:name="P17" style:parent-style-name="Paragraphedeliste" style:list-style-name="LFO5" style:family="paragraph"/>
    <style:style style:name="P18" style:parent-style-name="Paragraphedeliste" style:list-style-name="LFO5" style:family="paragraph"/>
    <style:style style:name="P19" style:parent-style-name="Paragraphedeliste" style:list-style-name="LFO5" style:family="paragraph"/>
    <style:style style:name="P20" style:parent-style-name="Paragraphedeliste" style:list-style-name="LFO5" style:family="paragraph"/>
    <style:style style:name="P21" style:parent-style-name="Paragraphedeliste" style:list-style-name="LFO6" style:family="paragraph"/>
    <style:style style:name="P22" style:parent-style-name="Paragraphedeliste" style:list-style-name="LFO6" style:family="paragraph"/>
    <style:style style:name="P23" style:parent-style-name="Paragraphedeliste" style:list-style-name="LFO6" style:family="paragraph"/>
    <style:style style:name="P24" style:parent-style-name="Paragraphedeliste" style:list-style-name="LFO6" style:family="paragraph"/>
  </office:automatic-styles>
  <office:body>
    <office:text text:use-soft-page-breaks="true">
      <text:list text:style-name="LFO1" text:continue-numbering="true">
        <text:list-item>
          <text:p text:style-name="P1">Identifier la faille<text:s/></text:p>
        </text:list-item>
        <text:list-item>
          <text:p text:style-name="P2">Se documenter sur la technologie correspondante</text:p>
        </text:list-item>
        <text:list-item>
          <text:p text:style-name="P3">Expliquer les dangers<text:s/></text:p>
        </text:list-item>
        <text:list-item>
          <text:p text:style-name="P4">Proposer une solution<text:s/></text:p>
        </text:list-item>
      </text:list>
      <text:p text:style-name="Normal">Kenny West<text:s/></text:p>
      <text:list text:style-name="LFO2" text:continue-numbering="true">
        <text:list-item>
          <text:p text:style-name="P5">Mot de passe trop faible<text:s/></text:p>
        </text:list-item>
        <text:list-item>
          <text:p text:style-name="P6">Accès au téléphone par code<text:s/></text:p>
        </text:list-item>
        <text:list-item>
          <text:p text:style-name="P7">Possibilité de s’infiltrer très rapidement sur son téléphone et avoir accès à ses données<text:s/></text:p>
        </text:list-item>
        <text:list-item>
          <text:p text:style-name="P8">Changer le mot de passe pour le rendre plus sécuriser vue qu’il a était divulguer au grand public en plus de son insécurité<text:s/></text:p>
        </text:list-item>
      </text:list>
      <text:p text:style-name="Normal">TPE – Poche<text:s/></text:p>
      <text:list text:style-name="LFO3" text:continue-numbering="true">
        <text:list-item>
          <text:p text:style-name="P9">Même sans l’autorisation l’homme avec le terminal peux payer<text:s/></text:p>
        </text:list-item>
        <text:list-item>
          <text:p text:style-name="P10">Rtgld</text:p>
        </text:list-item>
        <text:list-item>
          <text:p text:style-name="P11">Moyen simple de vol de l’argent<text:s/></text:p>
        </text:list-item>
        <text:list-item>
          <text:p text:style-name="P12">Activer comme sur les paiements en ligne une autorisation sur son application bancaire a l’aide d’un mot de passe ou de ça tète<text:s/></text:p>
        </text:list-item>
      </text:list>
      <text:p text:style-name="Normal">Toute la vie sur internet</text:p>
      <text:list text:style-name="LFO4" text:continue-numbering="true">
        <text:list-item>
          <text:p text:style-name="P13">Grace a des recherches sur plusieurs personnes il est simple de retrouver un nombre d’informations énorme et très confidentielles<text:s/></text:p>
        </text:list-item>
        <text:list-item>
          <text:p text:style-name="P14">Recherche sur réseaux sociaux<text:s/></text:p>
        </text:list-item>
        <text:list-item>
          <text:p text:style-name="P15">Possibilité de volé des choses de valeurs, cambriolé, agressé, énormément de choses malveillantes possibles<text:s/></text:p>
        </text:list-item>
        <text:list-item>
          <text:p text:style-name="P16">Ne pas mettre d’info très importante sur internet<text:s/></text:p>
        </text:list-item>
      </text:list>
      <text:p text:style-name="Paragraphedeliste"/>
      <text:p text:style-name="Paragraphedeliste"/>
      <text:p text:style-name="Paragraphedeliste">Vie d’un bebe<text:s/></text:p>
      <text:p text:style-name="Paragraphedeliste"/>
      <text:list text:style-name="LFO5" text:continue-numbering="true">
        <text:list-item>
          <text:p text:style-name="P17">Possibilité de se faire passer pour quelqu’un pour ensuite changer son mot de passe facilement et accéder à son compte<text:s/></text:p>
        </text:list-item>
        <text:list-item>
          <text:p text:style-name="P18">Usurpation d’identité<text:s/></text:p>
        </text:list-item>
        <text:list-item>
          <text:p text:style-name="P19">Peux ensuite accéder à son compte et retire l’accès à la vraie personne derrière le compte<text:s/></text:p>
        </text:list-item>
        <text:list-item>
          <text:p text:style-name="P20">Justifier des infos au téléphones posé des questions personnels<text:s/></text:p>
        </text:list-item>
      </text:list>
      <text:p text:style-name="Normal">Imprimantes<text:s/></text:p>
      <text:list text:style-name="LFO6" text:continue-numbering="true">
        <text:list-item>
          <text:p text:style-name="P21">Possibilité de rentre simplement dans le réseau d’une entreprise si les imprimantes ne sont pas sécurisées</text:p>
        </text:list-item>
        <text:list-item>
          <text:p text:style-name="P22">Iulk</text:p>
        </text:list-item>
        <text:list-item>
          <text:p text:style-name="P23">Peux aussi accéder à tous les ordinateur, tous les fichiers des ordinateurs, les données personnels</text:p>
        </text:list-item>
        <text:list-item>
          <text:p text:style-name="P24">Sécuriser tout le software d’un réseau pour qu’il ne soit pas accessible<text:s/></text:p>
        </text:list-item>
      </text:list>
      <text:p text:style-name="Paragraphedeliste"/>
      <text:p text:style-name="Paragraphedeliste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10-30T12:27:00Z</meta:creation-date>
    <dc:date>2023-10-30T13:48:00Z</dc:date>
    <meta:template xlink:href="Normal" xlink:type="simple"/>
    <meta:editing-cycles>1</meta:editing-cycles>
    <meta:editing-duration>PT4860S</meta:editing-duration>
    <meta:document-statistic meta:page-count="1" meta:paragraph-count="3" meta:word-count="247" meta:character-count="1607" meta:row-count="11" meta:non-whitespace-character-count="1363"/>
  </office:meta>
</office:document-meta>
</file>